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salehmu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62427a">1. Introduction</text:a></text:p>
          <text:p text:style-name="Contents_20_1"><text:a xlink:type="simple" xlink:href="#org2cc261f">2. Vectors</text:a></text:p>
          <text:p text:style-name="Contents_20_2"><text:a xlink:type="simple" xlink:href="#org93b195b">2.1. Operations on Vectors</text:a></text:p>
          <text:p text:style-name="Contents_20_3"><text:a xlink:type="simple" xlink:href="#org1b6eb65">2.1.1. Addition</text:a></text:p>
          <text:p text:style-name="Contents_20_3"><text:a xlink:type="simple" xlink:href="#org9be962d">2.1.2. Dot Product</text:a></text:p>
        </text:index-body>
      </text:table-of-content>
      <text:p text:style-name="Text_20_body">—
title: “Non Theoretical Computational Geometry”
date: 2021-12-17T19:57:19+02:00
description: The ultimate computational geometry for computer science tutorial
draft: true
—
</text:p>
      <text:p text:style-name="Text_20_body">Based on TopCoder’s thrive and <text:a xlink:type="simple" xlink:href="https://www.ti.inf.ethz.ch/ew/courses/CG13/index.html">Computational Geometry (252-1425-00L) HS13</text:a> lecture notes.
</text:p>
      <text:h text:style-name="Heading_20_1" text:outline-level="1" text:is-list-header="false">
<text:bookmark-start text:name="OrgXref.org862427a"/>
<text:bookmark text:name="org862427a"/>Introduction
<text:bookmark-end text:name="OrgXref.org862427a"/></text:h>
      <text:p text:style-name="Text_20_body">I’m not sure how to properly introduce this long plain text —or even how to put it—. You can
easily consider it as a small handbook that contains some computational problems solutions,
or like Nietzsche says in his Dawn of Day:
</text:p>
      <text:p text:style-name="Quotations">
</text:p>
      <text:p text:style-name="Quotations">“A DIGRESSION.—A book like this is not intended to be read through at once, or to be read
aloud. It is intended more particularly for reference, especially on our walks and travels:
we must take it up and put it down again after a short reading, and, more especially, we
ought not to be amongst our usual surroundings.”
</text:p>
      <text:p text:style-name="Text_20_body">So, yeah. Read it when some problem tag is matched here (actually I wouldn’t mind reading it
aloud but I liked to put the quote😎).
</text:p>
      <text:h text:style-name="Heading_20_1" text:outline-level="1" text:is-list-header="false">
<text:bookmark-start text:name="OrgXref.org2cc261f"/>
<text:bookmark text:name="org2cc261f"/>Vectors
<text:bookmark-end text:name="OrgXref.org2cc261f"/></text:h>
      <text:p text:style-name="Text_20_body">Basically, a vector is a geometric object with length and direction (direction and
magnitude). In the case of two-dimension geometry, we represent vectors as a pair of numbers
<text:span text:style-name="OrgCode">$(x, y)$</text:span>, it’s important to understand vectors arithmetically, for example, a line segment
from <text:span text:style-name="OrgCode">$(1,3)$</text:span> to <text:span text:style-name="OrgCode">$(5,1)$</text:span> can be represented by the vector <text:span text:style-name="OrgCode">$(4,-2)$</text:span> (A line segment has two
endpoints which contains all the points of the line between them) you should notice that in
the second representation, a vector only defines the direction and the magnitude of the
segment, but it can’t define the starting and the ending locations.
</text:p>
      <text:h text:style-name="Heading_20_2" text:outline-level="2" text:is-list-header="false">
<text:bookmark-start text:name="OrgXref.org93b195b"/>
<text:bookmark text:name="org93b195b"/>Operations on Vectors
<text:bookmark-end text:name="OrgXref.org93b195b"/></text:h>
      <text:h text:style-name="Heading_20_3" text:outline-level="3" text:is-list-header="false">
<text:bookmark-start text:name="OrgXref.org1b6eb65"/>
<text:bookmark text:name="org1b6eb65"/>Addition
<text:bookmark-end text:name="OrgXref.org1b6eb65"/></text:h>
      <text:p text:style-name="Text_20_body">The most beloved operation in which authors wastes ~3 pages in their textbook to explain
it. You can add two vector together and as a result you get a new vector, if you have two
vectors <text:span text:style-name="OrgCode">$(x_1, y_1)$</text:span> and <text:span text:style-name="OrgCode">$(x_2, y_2)$</text:span> then the sum of them is the vector <text:span text:style-name="OrgCode">$(x_1 + x_2, y_1 +
y_2)$</text:span>
{{&lt; figure src=“<text:a xlink:type="simple" xlink:href="https://salehmu.github.io/images/1200px-Vector_Addition.svg.png">https://salehmu.github.io/images/1200px-Vector_Addition.svg.png</text:a>” alt=“” &gt;}}
</text:p>
      <text:h text:style-name="Heading_20_3" text:outline-level="3" text:is-list-header="false">
<text:bookmark-start text:name="OrgXref.org9be962d"/>
<text:bookmark text:name="org9be962d"/>Dot Product
<text:bookmark-end text:name="OrgXref.org9be962d"/></text:h>
      <text:p text:style-name="Text_20_body">The dot product is <text:span text:style-name="Bold">the sum of the corresponding element</text:span>, notice that it is not a vector,
but a number. For example, if we have the two vector <text:span text:style-name="OrgCode">$(x_1, y_1)$</text:span> and <text:span text:style-name="OrgCode">$(x_2, y_2)$</text:span> then
their dot product is simply <text:span text:style-name="OrgCode">$(x_{1} \cdot x_{2}) + (y_1 \cdot y_2)$</text:span>, we call the product
number a <text:span text:style-name="Emphasis">scalar</text:span>.
</text:p>
      <text:p text:style-name="Text_20_body">The reason why <text:span text:style-name="Emphasis">scalar</text:span> is a useful concept (at least more than addition and subtraction) is
that, let <text:span text:style-name="OrgCode">$A$</text:span> and <text:span text:style-name="OrgCode">$B$</text:span> be two vectors, then <text:span text:style-name="OrgCode">$A \cdot B = |A| \cdot |B| \cos(\theta)$</text:span> where
<text:span text:style-name="OrgCode">$\theta$</text:span> is the angle between <text:span text:style-name="OrgCode">$A$</text:span> and $B%, <text:span text:style-name="OrgCode">$|A|$</text:span> is called the norm of vector which is
computed from the formula <text:span text:style-name="OrgCode">$\sqrt{ (x_{1})^2 + (y_{1})^2 }$</text:span> . Therefore, we can calculate any
angle between two vectors simply using two steps:
</text:p>
      <text:list text:style-name="OrgNumberedList" text:continue-numbering="false">
        <text:list-item>
          <text:p text:style-name="Text_20_body">Calculate <text:span text:style-name="OrgCode">$\cos(\theta) = \frac{a \cdot b}{|a| \cdot |b| }$</text:span>
</text:p>
        </text:list-item>
        <text:list-item>
          <text:p text:style-name="Text_20_body">Use the <text:span text:style-name="OrgCode">$acos$</text:span> function to calculate <text:span text:style-name="OrgCode">$\theta$</text:span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alehmu</dc:creator>
    <meta:initial-creator>salehmu</meta:initial-creator>
    <dc:date>2021-12-18T00:47:20</dc:date>
    <meta:creation-date>2021-12-18T00:47:20</meta:creation-date>
    <meta:generator>Emacs 28.0.90 (Org mode 9.6)</meta:generator>
    <meta:keyword/>
    <dc:subject/>
    <dc:title/>
  </office:meta>
</office:document-meta>
</file>